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njaliOldLipi" fo:font-size="26pt" officeooo:rsid="0011f9ce" officeooo:paragraph-rsid="0011f9ce" style:font-size-asian="26pt" style:font-size-complex="26pt"/>
    </style:style>
    <style:style style:name="P2" style:family="paragraph" style:parent-style-name="Standard">
      <style:text-properties style:font-name="AnjaliOldLipi" fo:font-size="18pt" officeooo:rsid="0011f9ce" officeooo:paragraph-rsid="0011f9ce" style:font-size-asian="15.75pt" style:font-size-complex="18pt"/>
    </style:style>
    <style:style style:name="P3" style:family="paragraph" style:parent-style-name="Standard">
      <style:text-properties style:font-name="AnjaliOldLipi" fo:font-size="18pt" fo:font-weight="bold" officeooo:rsid="0019bbb9" officeooo:paragraph-rsid="0019bbb9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AnjaliOldLipi" fo:font-size="18pt" fo:font-weight="normal" officeooo:rsid="0014d63c" officeooo:paragraph-rsid="0014d63c" style:font-size-asian="15.75pt" style:font-weight-asian="normal" style:font-size-complex="18pt" style:font-weight-complex="normal"/>
    </style:style>
    <style:style style:name="P5" style:family="paragraph" style:parent-style-name="Standard">
      <style:text-properties style:font-name="AnjaliOldLipi" fo:font-size="18pt" fo:font-weight="normal" officeooo:rsid="0015d6d8" officeooo:paragraph-rsid="0015d6d8" style:font-size-asian="15.75pt" style:font-weight-asian="normal" style:font-size-complex="18pt" style:font-weight-complex="normal"/>
    </style:style>
    <style:style style:name="P6" style:family="paragraph" style:parent-style-name="Standard">
      <style:text-properties style:font-name="AnjaliOldLipi" fo:font-size="18pt" fo:font-weight="normal" officeooo:rsid="00171341" officeooo:paragraph-rsid="0017134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AnjaliOldLipi" fo:font-size="18pt" fo:font-weight="normal" officeooo:rsid="001a0196" officeooo:paragraph-rsid="00171341" style:font-size-asian="15.75pt" style:font-weight-asian="normal" style:font-size-complex="18pt" style:font-weight-complex="normal"/>
    </style:style>
    <style:style style:name="P8" style:family="paragraph" style:parent-style-name="Standard">
      <style:text-properties style:font-name="AnjaliOldLipi" fo:font-size="18pt" fo:font-weight="normal" officeooo:rsid="00212f00" officeooo:paragraph-rsid="00212f00" style:font-size-asian="15.75pt" style:font-weight-asian="normal" style:font-size-complex="18pt" style:font-weight-complex="normal"/>
    </style:style>
    <style:style style:name="P9" style:family="paragraph" style:parent-style-name="Table_20_Contents">
      <style:text-properties style:font-name="AnjaliOldLipi" fo:font-size="18pt" officeooo:rsid="0017c115" officeooo:paragraph-rsid="0017c115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263c4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color="#ccff00" fo:font-size="14pt" style:font-size-asian="12.25pt" style:font-size-complex="14pt"/>
    </style:style>
    <style:style style:name="T7" style:family="text">
      <style:text-properties fo:color="#669966" fo:font-size="14pt" style:font-size-asian="12.25pt" style:font-size-complex="14pt"/>
    </style:style>
    <style:style style:name="T8" style:family="text">
      <style:text-properties fo:color="#669966" fo:font-size="14pt" officeooo:rsid="001dddb1" style:font-size-asian="12.25pt" style:font-size-complex="14pt"/>
    </style:style>
    <style:style style:name="T9" style:family="text">
      <style:text-properties fo:color="#801900" fo:font-size="14pt" style:font-size-asian="12.25pt" style:font-size-complex="14pt"/>
    </style:style>
    <style:style style:name="T10" style:family="text">
      <style:text-properties fo:color="#801900" fo:font-size="14pt" officeooo:rsid="001dddb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, Eröffnungs- und Schlussbilanz</text:p>
      <text:p text:style-name="P1"/>
      <text:p text:style-name="P2"><text:span text:style-name="T1">Bilanz<text:line-break/><text:line-break/></text:span><text:span text:style-name="T5">Anfang Jahr werden die Anfangsbestände der Aktiven und Passiven gebucht. Während dem Jahr werden alle wirtschaftlichen relevanten Transaktionen des Unternehmens in einem Journal erfasst (Soll an Haben).</text:span></text:p>
      <text:p text:style-name="P2"><text:span text:style-name="T5"/></text:p>
      <text:p text:style-name="P4"><text:span text:style-name="T2">1. Am 1.1 eines Geschäftsjahres werden die Anfangsbestände der Aktiv- und Passivkonten aus der Eröffnungsbilanz in die entsprechenden Konten eingetragen.<text:line-break/></text:span></text:p>
      <text:p text:style-name="P4"><text:span text:style-name="T2">2. Die täglichen Geschöftsfälle sind danach in zeitlicher Reihenfolge nach dem folgenden Schema ins Journal einzutragen: </text:span><text:span text:style-name="T4">Datum / Buchungssatz / Text / Betrag . </text:span><text:span text:style-name="T2">Dabei gilt der Grundsatz: Keine Buchung ohne Beleg.<text:line-break/></text:span></text:p>
      <text:p text:style-name="P5"><text:span text:style-name="T2">3. Aus dem Journal werden die Beträge in die entsprechenden Konten ( = Hauptbuch) eingetragen.<text:line-break/></text:span></text:p>
      <text:p text:style-name="P5"><text:span text:style-name="T2">4. Am Ende des Geschäftsjahres (31.12) sind die Konten abzuschliessen, d.h der Schlussbestand (= Saldo) für jedes Aktiv- und Passivkonto ist zu ermitteln.</text:span></text:p>
      <text:p text:style-name="P5"><text:span text:style-name="T2"/></text:p>
      <text:p text:style-name="P6"><text:span text:style-name="T2">5. Die Schlussbestände sind danach in die Schlussbilanz zu übertragen.</text:span></text:p>
      <text:p text:style-name="P6"><text:span text:style-name="T2"/></text:p>
      <text:p text:style-name="P3"><text:span text:style-name="T2">Beispiel eines Journaleintrags:</text:span></text:p>
      <text:p text:style-name="P6"><text:span text:style-name="T2"/>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9">Datum</text:p>
          </table:table-cell>
          <table:table-cell table:style-name="Tabelle1.A1" office:value-type="string">
            <text:p text:style-name="P9">Soll</text:p>
          </table:table-cell>
          <table:table-cell table:style-name="Tabelle1.A1" office:value-type="string">
            <text:p text:style-name="P9">Haben</text:p>
          </table:table-cell>
          <table:table-cell table:style-name="Tabelle1.D1" office:value-type="string">
            <text:p text:style-name="P9">Betrag</text:p>
          </table:table-cell>
        </table:table-row>
        <table:table-row>
          <table:table-cell table:style-name="Tabelle1.A2" office:value-type="string">
            <text:p text:style-name="P9">12.9</text:p>
          </table:table-cell>
          <table:table-cell table:style-name="Tabelle1.A2" office:value-type="string">
            <text:p text:style-name="P9">Mobilien</text:p>
          </table:table-cell>
          <table:table-cell table:style-name="Tabelle1.A2" office:value-type="string">
            <text:p text:style-name="P9">Kasse</text:p>
          </table:table-cell>
          <table:table-cell table:style-name="Tabelle1.D2" office:value-type="string">
            <text:p text:style-name="P9">1‘500 CHF</text:p>
          </table:table-cell>
        </table:table-row>
      </table:table>
      <text:p text:style-name="P7"><text:span text:style-name="T2"/></text:p>
      <text:p text:style-name="P8"><text:span text:style-name="T4">Bei der Schlussbilanz gilt zu beachten:</text:span><text:span text:style-name="T2"> Der Ertrag bei der Erfolgsrechung fliesst in das Eigenkapital. </text:span><text:span text:style-name="T3">31.12. - Soll (Erfolgsrechung) an Haben (Eigenkapita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8:19:32.007862775</meta:creation-date>
    <meta:generator>LibreOffice/5.1.2.2$Linux_X86_64 LibreOffice_project/10m0$Build-2</meta:generator>
    <dc:date>2017-01-28T18:50:51.851117159</dc:date>
    <meta:editing-duration>PT31M11S</meta:editing-duration>
    <meta:editing-cycles>16</meta:editing-cycles>
    <meta:document-statistic meta:table-count="1" meta:image-count="0" meta:object-count="0" meta:page-count="1" meta:paragraph-count="17" meta:word-count="166" meta:character-count="1168" meta:non-whitespace-character-count="1015"/>
  </office:meta>
</office:document-meta>
</file>